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1.4cm" svg:x="5.1cm" svg:y="1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1.1cm" svg:x="5.4cm" svg:y="11.3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6.463cm" svg:y="11.438cm">
          <draw:text-box>
            <text:p>&lt;</text:p>
          </draw:text-box>
        </draw:frame>
        <draw:custom-shape draw:style-name="gr2" draw:text-style-name="P1" draw:layer="layout" svg:width="1.1cm" svg:height="1.1cm" svg:x="7.299cm" svg:y="11.3cm">
          <text:p text:style-name="P1">2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8.362cm" svg:y="11.438cm">
          <draw:text-box>
            <text:p>&lt;</text:p>
          </draw:text-box>
        </draw:frame>
        <draw:custom-shape draw:style-name="gr2" draw:text-style-name="P1" draw:layer="layout" svg:width="1.1cm" svg:height="1.1cm" svg:x="9.199cm" svg:y="11.3cm">
          <text:p text:style-name="P1">3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0.262cm" svg:y="11.438cm">
          <draw:text-box>
            <text:p>&lt;</text:p>
          </draw:text-box>
        </draw:frame>
        <draw:custom-shape draw:style-name="gr2" draw:text-style-name="P1" draw:layer="layout" svg:width="1.1cm" svg:height="1.1cm" svg:x="11.098cm" svg:y="11.3cm">
          <text:p text:style-name="P1">4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2.161cm" svg:y="11.438cm">
          <draw:text-box>
            <text:p>&lt;</text:p>
          </draw:text-box>
        </draw:frame>
        <draw:custom-shape draw:style-name="gr2" draw:text-style-name="P1" draw:layer="layout" svg:width="1.1cm" svg:height="1.1cm" svg:x="12.998cm" svg:y="11.3cm">
          <text:p text:style-name="P1">5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4.06cm" svg:y="11.438cm">
          <draw:text-box>
            <text:p>&lt;</text:p>
          </draw:text-box>
        </draw:frame>
        <draw:custom-shape draw:style-name="gr2" draw:text-style-name="P1" draw:layer="layout" svg:width="1.1cm" svg:height="1.1cm" svg:x="14.9cm" svg:y="11.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cm" svg:height="1.4cm" svg:x="5.1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1.1cm" svg:x="5.4cm" svg:y="14.7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6.463cm" svg:y="14.838cm">
          <draw:text-box>
            <text:p>&lt;</text:p>
          </draw:text-box>
        </draw:frame>
        <draw:custom-shape draw:style-name="gr2" draw:text-style-name="P1" draw:layer="layout" svg:width="1.1cm" svg:height="1.1cm" svg:x="7.299cm" svg:y="14.7cm">
          <text:p text:style-name="P1">2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8.362cm" svg:y="14.838cm">
          <draw:text-box>
            <text:p>&lt;</text:p>
          </draw:text-box>
        </draw:frame>
        <draw:custom-shape draw:style-name="gr2" draw:text-style-name="P1" draw:layer="layout" svg:width="1.1cm" svg:height="1.1cm" svg:x="9.199cm" svg:y="14.7cm">
          <text:p text:style-name="P1">4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0.262cm" svg:y="14.838cm">
          <draw:text-box>
            <text:p>&gt;</text:p>
          </draw:text-box>
        </draw:frame>
        <draw:custom-shape draw:style-name="gr2" draw:text-style-name="P1" draw:layer="layout" svg:width="1.1cm" svg:height="1.1cm" svg:x="11.098cm" svg:y="14.7cm">
          <text:p text:style-name="P1">3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2.161cm" svg:y="14.838cm">
          <draw:text-box>
            <text:p>&lt;</text:p>
          </draw:text-box>
        </draw:frame>
        <draw:custom-shape draw:style-name="gr2" draw:text-style-name="P1" draw:layer="layout" svg:width="1.1cm" svg:height="1.1cm" svg:x="12.998cm" svg:y="14.7cm">
          <text:p text:style-name="P1">5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4.06cm" svg:y="14.838cm">
          <draw:text-box>
            <text:p>&lt;</text:p>
          </draw:text-box>
        </draw:frame>
        <draw:custom-shape draw:style-name="gr2" draw:text-style-name="P1" draw:layer="layout" svg:width="1.1cm" svg:height="1.1cm" svg:x="14.9cm" svg:y="14.7cm">
          <text:p text:style-name="P1">6</text:p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87cm" svg:height="1.444cm" draw:transform="skewX (0.481012741849637) rotate (0.864287045587592) translate (9.761cm 14.42cm)" svg:viewBox="0 0 1988 1445" svg:d="M0 0c1774 1 1988 1445 1988 1445">
          <text:p/>
        </draw:path>
        <draw:path draw:style-name="gr4" draw:text-style-name="P1" draw:layer="layout" svg:width="2.031cm" svg:height="1.488cm" draw:transform="skewX (0.437903109325377) rotate (-2.30156568460492) translate (11.8cm 16.1cm)" svg:viewBox="0 0 2032 1489" svg:d="M0 0c1816 2 2032 1489 2032 1489">
          <text:p/>
        </draw:path>
        <draw:custom-shape draw:style-name="gr1" draw:text-style-name="P1" draw:layer="layout" svg:width="11.2cm" svg:height="1.4cm" svg:x="5cm" svg:y="18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1.1cm" svg:x="5.3cm" svg:y="18.279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6.363cm" svg:y="18.417cm">
          <draw:text-box>
            <text:p>&lt;</text:p>
          </draw:text-box>
        </draw:frame>
        <draw:custom-shape draw:style-name="gr2" draw:text-style-name="P1" draw:layer="layout" svg:width="1.1cm" svg:height="1.1cm" svg:x="7.199cm" svg:y="18.279cm">
          <text:p text:style-name="P1">5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8.262cm" svg:y="18.417cm">
          <draw:text-box>
            <text:p>&gt;</text:p>
          </draw:text-box>
        </draw:frame>
        <draw:custom-shape draw:style-name="gr2" draw:text-style-name="P1" draw:layer="layout" svg:width="1.1cm" svg:height="1.1cm" svg:x="9.099cm" svg:y="18.279cm">
          <text:p text:style-name="P1">4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0.162cm" svg:y="18.417cm">
          <draw:text-box>
            <text:p>&gt;</text:p>
          </draw:text-box>
        </draw:frame>
        <draw:custom-shape draw:style-name="gr2" draw:text-style-name="P1" draw:layer="layout" svg:width="1.1cm" svg:height="1.1cm" svg:x="10.998cm" svg:y="18.279cm">
          <text:p text:style-name="P1">3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2.061cm" svg:y="18.417cm">
          <draw:text-box>
            <text:p>&gt;</text:p>
          </draw:text-box>
        </draw:frame>
        <draw:custom-shape draw:style-name="gr2" draw:text-style-name="P1" draw:layer="layout" svg:width="1.1cm" svg:height="1.1cm" svg:x="12.898cm" svg:y="18.279cm">
          <text:p text:style-name="P1">2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3.96cm" svg:y="18.417cm">
          <draw:text-box>
            <text:p>&lt;</text:p>
          </draw:text-box>
        </draw:frame>
        <draw:custom-shape draw:style-name="gr2" draw:text-style-name="P1" draw:layer="layout" svg:width="1.1cm" svg:height="1.1cm" svg:x="14.8cm" svg:y="18.279cm">
          <text:p text:style-name="P1">6</text:p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5.08cm" svg:height="2.632cm" draw:transform="skewX (0.26459191460234) rotate (0.542448331519838) translate (8.1cm 18.1cm)" svg:viewBox="0 0 5081 2633" svg:d="M0 0c3198 1 5081 2633 5081 2633">
          <text:p/>
        </draw:path>
        <draw:path draw:style-name="gr4" draw:text-style-name="P1" draw:layer="layout" svg:width="5.142cm" svg:height="2.72cm" draw:transform="skewX (0.295833308213039) rotate (-2.57889850274682) translate (13.1cm 19.7cm)" svg:viewBox="0 0 5143 2721" svg:d="M0 0c3238 1 5143 2721 5143 2721">
          <text:p/>
        </draw:path>
        <draw:path draw:style-name="gr4" draw:text-style-name="P1" draw:layer="layout" svg:width="2.412cm" svg:height="1.407cm" draw:transform="skewX (0.679456677801393) rotate (0.834441915378489) translate (9.7cm 18.1cm)" svg:viewBox="0 0 2413 1408" svg:d="M0 0c1519 0 2413 1408 2413 1408">
          <text:p/>
        </draw:path>
        <draw:path draw:style-name="gr4" draw:text-style-name="P1" draw:layer="layout" svg:width="3.125cm" svg:height="1.76cm" draw:transform="skewX (0.798488132787406) rotate (-2.21377562322961) translate (11.7cm 19.5cm)" svg:viewBox="0 0 3126 1761" svg:d="M0 0c1970 1 3126 1761 3126 1761">
          <text:p/>
        </draw:path>
        <draw:frame draw:style-name="gr5" draw:layer="layout" svg:width="1.277cm" svg:height="1.1cm" svg:x="3.6cm" svg:y="11.4cm">
          <draw:text-box>
            <text:p>(a)</text:p>
          </draw:text-box>
        </draw:frame>
        <draw:frame draw:style-name="gr3" draw:layer="layout" svg:width="1.277cm" svg:height="0.962cm" svg:x="3.6cm" svg:y="14.8cm">
          <draw:text-box>
            <text:p>(b)</text:p>
          </draw:text-box>
        </draw:frame>
        <draw:frame draw:style-name="gr3" draw:layer="layout" svg:width="1.243cm" svg:height="0.962cm" svg:x="3.6cm" svg:y="18.338cm">
          <draw:text-box>
            <text:p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8:49:56.237993912</meta:creation-date>
    <dc:date>2016-11-22T23:00:08.205199246</dc:date>
    <meta:editing-duration>P0D</meta:editing-duration>
    <meta:editing-cycles>2</meta:editing-cycles>
    <meta:generator>LibreOffice/4.2.8.2$Linux_x86 LibreOffice_project/420m0$Build-2</meta:generator>
    <meta:document-statistic meta:object-count="45"/>
  </office:meta>
</office:document-meta>
</file>